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00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Mak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.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71" calcext:value-type="float">
            <text:p>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61" calcext:value-type="float">
            <text:p>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.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21" calcext:value-type="float">
            <text:p>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22" calcext:value-type="float">
            <text:p>3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57" calcext:value-type="float">
            <text:p>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61" calcext:value-type="float">
            <text:p>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13" calcext:value-type="float">
            <text:p>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74" calcext:value-type="float">
            <text:p>3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61" calcext:value-type="float">
            <text:p>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22" calcext:value-type="float">
            <text:p>3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3" calcext:value-type="float">
            <text:p>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40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A1:Tabelle1.C1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3-02-10T11:37:57.171839734</meta:creation-date>
    <dc:date>2023-02-10T12:13:59.843992682</dc:date>
    <dc:creator>Thomas Arend</dc:creator>
    <meta:editing-duration>PT53S</meta:editing-duration>
    <meta:editing-cycles>2</meta:editing-cycles>
    <meta:generator>LibreOffice/7.4.5.1$Linux_X86_64 LibreOffice_project/40$Build-1</meta:generator>
    <meta:document-statistic meta:table-count="1" meta:cell-count="513" meta:object-count="0"/>
  </office:meta>
</office:document-meta>
</file>